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20000002000001C700000100BDA85F60.eps" manifest:media-type=""/>
  <manifest:file-entry manifest:full-path="Pictures/20000002000001C700000100F282AEA6.eps" manifest:media-type=""/>
  <manifest:file-entry manifest:full-path="Pictures/20000002000001C60000013DE98045FC.eps" manifest:media-type=""/>
  <manifest:file-entry manifest:full-path="Pictures/20000002000001C600000113A6269ADF.eps" manifest:media-type=""/>
  <manifest:file-entry manifest:full-path="Pictures/20000002000002ED000001256A5C6A2E.eps" manifest:media-type=""/>
  <manifest:file-entry manifest:full-path="Pictures/20000002000001C700000124AF91737A.eps" manifest:media-type=""/>
  <manifest:file-entry manifest:full-path="Pictures/20000002000001DE0000018565EDCBB8.eps" manifest:media-type=""/>
  <manifest:file-entry manifest:full-path="Pictures/20000002000001E300000189FC41B0B5.eps" manifest:media-type=""/>
  <manifest:file-entry manifest:full-path="Pictures/20000002000002ED000000E1DCE2167A.eps" manifest:media-type=""/>
  <manifest:file-entry manifest:full-path="Pictures/20000002000001A700000097234C3D12.eps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2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729fcf" draw:fill="gradient" draw:fill-gradient-name="Deep_20_Blue" draw:textarea-horizontal-align="justify" draw:textarea-vertical-align="middle" draw:auto-grow-height="fals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729fcf" draw:fill="gradient" draw:fill-gradient-name="Deep_20_Blue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Objekt_20_bez_20_výplně_20_a_20_obrysu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gradient" draw:fill-gradient-name="Grison" draw:textarea-horizontal-align="justify" draw:textarea-vertical-align="middle" draw:auto-grow-height="false"/>
    </style:style>
    <style:style style:name="gr7" style:family="graphic" style:parent-style-name="Objekt_20_bez_20_výplně_20_a_20_obrysu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729fcf" draw:fill="gradient" draw:fill-gradient-name="Grison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>
      <style:graphic-properties draw:stroke="none" draw:fill="gradient" draw:fill-gradient-name="Grison" draw:textarea-horizontal-align="justify" draw:textarea-vertical-align="middle" draw:auto-grow-height="false"/>
    </style:style>
    <style:style style:name="gr11" style:family="graphic" style:parent-style-name="Objekt_20_bez_20_výplně_20_a_20_obrysu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ýchozí-subtitle">
      <style:graphic-properties draw:fill-color="#ffffff" fo:min-height="1.933cm"/>
    </style:style>
    <style:style style:name="pr2" style:family="presentation" style:parent-style-name="Výchozí-subtitle">
      <style:graphic-properties draw:fill-color="#ffffff" fo:min-height="0.398cm"/>
    </style:style>
    <style:style style:name="pr3" style:family="presentation" style:parent-style-name="Výchozí-subtitle">
      <style:graphic-properties draw:fill-color="#ffffff" fo:min-height="4.4cm"/>
    </style:style>
    <style:style style:name="pr4" style:family="presentation" style:parent-style-name="Výchozí-notes">
      <style:graphic-properties draw:fill-color="#ffffff" fo:min-height="13.364cm"/>
    </style:style>
    <style:style style:name="pr5" style:family="presentation" style:parent-style-name="Výchozí-title">
      <style:graphic-properties fo:min-height="3.506cm"/>
    </style:style>
    <style:style style:name="pr6" style:family="presentation" style:parent-style-name="Výchozí-outline1">
      <style:graphic-properties fo:min-height="11.928cm"/>
    </style:style>
    <style:style style:name="pr7" style:family="presentation" style:parent-style-name="Výchozí-title">
      <style:graphic-properties draw:auto-grow-height="true" fo:min-height="3.506cm"/>
    </style:style>
    <style:style style:name="P1" style:family="paragraph">
      <style:paragraph-properties fo:text-align="center"/>
      <style:text-properties fo:language="cs" fo:country="CZ"/>
    </style:style>
    <style:style style:name="P2" style:family="paragraph">
      <style:paragraph-properties fo:text-align="start"/>
      <style:text-properties fo:language="cs" fo:country="CZ"/>
    </style:style>
    <style:style style:name="P3" style:family="paragraph">
      <style:paragraph-properties fo:text-align="start"/>
      <style:text-properties fo:color="#666666" fo:language="cs" fo:country="CZ" fo:font-style="italic" fo:font-weight="normal" style:font-style-asian="italic" style:font-weight-asian="normal" style:font-style-complex="italic" style:font-weight-complex="normal"/>
    </style:style>
    <style:style style:name="P4" style:family="paragraph">
      <style:text-properties fo:language="cs" fo:country="CZ"/>
    </style:style>
    <style:style style:name="P5" style:family="paragraph">
      <style:text-properties fo:color="#ffffff" fo:font-size="48pt" fo:language="cs" fo:country="CZ" fo:font-weight="bold" style:font-size-asian="48pt" style:font-weight-asian="bold" style:font-size-complex="48pt" style:font-weight-complex="bold"/>
    </style:style>
    <style:style style:name="P6" style:family="paragraph">
      <style:paragraph-properties fo:text-align="end"/>
      <style:text-properties fo:language="cs" fo:country="CZ"/>
    </style:style>
    <style:style style:name="P7" style:family="paragraph">
      <style:paragraph-properties fo:text-align="end"/>
      <style:text-properties fo:color="#666666" fo:font-size="24pt" fo:language="cs" fo:country="CZ" style:font-size-asian="24pt" style:font-size-complex="24pt"/>
    </style:style>
    <style:style style:name="P8" style:family="paragraph">
      <style:text-properties fo:color="#ffffff" fo:language="cs" fo:country="CZ"/>
    </style:style>
    <style:style style:name="P9" style:family="paragraph">
      <style:paragraph-properties fo:text-align="center"/>
      <style:text-properties fo:color="#666666" fo:font-size="14pt" fo:language="cs" fo:country="CZ" style:font-size-asian="14pt" style:font-size-complex="14pt"/>
    </style:style>
    <style:style style:name="P10" style:family="paragraph">
      <style:text-properties fo:font-size="20pt" fo:language="cs" fo:country="CZ"/>
    </style:style>
    <style:style style:name="P11" style:family="paragraph">
      <style:paragraph-properties fo:text-align="center"/>
      <style:text-properties fo:font-size="14pt" fo:language="cs" fo:country="CZ"/>
    </style:style>
    <style:style style:name="P12" style:family="paragraph">
      <style:text-properties fo:font-size="18pt"/>
    </style:style>
    <style:style style:name="P13" style:family="paragraph">
      <style:text-properties fo:font-size="14pt" style:font-size-asian="14pt" style:font-size-complex="14pt"/>
    </style:style>
    <style:style style:name="P14" style:family="paragraph">
      <style:paragraph-properties fo:text-align="center"/>
    </style:style>
    <style:style style:name="T1" style:family="text">
      <style:text-properties fo:color="#666666" fo:language="en" fo:country="GB" fo:font-style="italic" fo:font-weight="normal" style:font-style-asian="italic" style:font-weight-asian="normal" style:font-style-complex="italic" style:font-weight-complex="normal"/>
    </style:style>
    <style:style style:name="T2" style:family="text">
      <style:text-properties fo:color="#ffffff" fo:font-size="44pt" fo:language="en" fo:country="GB" fo:font-style="normal" fo:font-weight="bold" style:font-size-asian="44pt" style:font-style-asian="normal" style:font-weight-asian="bold" style:font-size-complex="44pt" style:font-style-complex="normal" style:font-weight-complex="bold"/>
    </style:style>
    <style:style style:name="T3" style:family="text">
      <style:text-properties fo:color="#ffffff" fo:font-size="48pt" fo:language="en" fo:country="GB" fo:font-weight="bold" style:font-size-asian="48pt" style:font-weight-asian="bold" style:font-size-complex="48pt" style:font-weight-complex="bold"/>
    </style:style>
    <style:style style:name="T4" style:family="text">
      <style:text-properties fo:color="#666666" fo:font-size="26pt" fo:language="en" fo:country="GB" style:font-size-asian="26pt" style:font-size-complex="26pt"/>
    </style:style>
    <style:style style:name="T5" style:family="text">
      <style:text-properties fo:color="#ffffff" fo:language="en" fo:country="GB"/>
    </style:style>
    <style:style style:name="T6" style:family="text">
      <style:text-properties fo:language="en" fo:country="GB"/>
    </style:style>
    <style:style style:name="T7" style:family="text">
      <style:text-properties fo:color="#666666" fo:font-size="14pt" style:font-size-asian="14pt" style:font-size-complex="14pt"/>
    </style:style>
    <style:style style:name="T8" style:family="text">
      <style:text-properties fo:language="en" fo:country="GB" fo:font-weight="bold" style:font-weight-asian="bold" style:font-weight-complex="bold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color="#ffffff" fo:language="cs" fo:country="CZ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'DejaVu Sans'" style:font-style-name="Book" style:font-family-generic="swiss" fo:color="#666666" fo:font-size="44%"/>
      </text:list-level-style-bullet>
      <text:list-level-style-bullet text:level="2" text:bullet-char="●">
        <style:list-level-properties text:space-before="1.5cm" text:min-label-width="0.9cm"/>
        <style:text-properties fo:font-family="'DejaVu Sans'" style:font-style-name="Book" style:font-family-generic="swiss" fo:color="#666666" fo:font-size="44%"/>
      </text:list-level-style-bullet>
      <text:list-level-style-bullet text:level="3" text:bullet-char="●">
        <style:list-level-properties text:space-before="2.8cm" text:min-label-width="0.8cm"/>
        <style:text-properties fo:font-family="'DejaVu Sans'" style:font-style-name="Book" style:font-family-generic="swiss" fo:color="#666666" fo:font-size="44%"/>
      </text:list-level-style-bullet>
      <text:list-level-style-bullet text:level="4" text:bullet-char="●">
        <style:list-level-properties text:space-before="4.2cm" text:min-label-width="0.6cm"/>
        <style:text-properties fo:font-family="'DejaVu Sans'" style:font-style-name="Book" style:font-family-generic="swiss" fo:color="#666666" fo:font-size="44%"/>
      </text:list-level-style-bullet>
      <text:list-level-style-bullet text:level="5" text:bullet-char="●">
        <style:list-level-properties text:space-before="5.4cm" text:min-label-width="0.6cm"/>
        <style:text-properties fo:font-family="'DejaVu Sans'" style:font-style-name="Book" style:font-family-generic="swiss" fo:color="#666666" fo:font-size="44%"/>
      </text:list-level-style-bullet>
      <text:list-level-style-bullet text:level="6" text:bullet-char="●">
        <style:list-level-properties text:space-before="6.6cm" text:min-label-width="0.6cm"/>
        <style:text-properties fo:font-family="'DejaVu Sans'" style:font-style-name="Book" style:font-family-generic="swiss" fo:color="#666666" fo:font-size="44%"/>
      </text:list-level-style-bullet>
      <text:list-level-style-bullet text:level="7" text:bullet-char="●">
        <style:list-level-properties text:space-before="7.8cm" text:min-label-width="0.6cm"/>
        <style:text-properties fo:font-family="'DejaVu Sans'" style:font-style-name="Book" style:font-family-generic="swiss" fo:color="#666666" fo:font-size="44%"/>
      </text:list-level-style-bullet>
      <text:list-level-style-bullet text:level="8" text:bullet-char="●">
        <style:list-level-properties text:space-before="9cm" text:min-label-width="0.6cm"/>
        <style:text-properties fo:font-family="'DejaVu Sans'" style:font-style-name="Book" style:font-family-generic="swiss" fo:color="#666666" fo:font-size="44%"/>
      </text:list-level-style-bullet>
      <text:list-level-style-bullet text:level="9" text:bullet-char="●">
        <style:list-level-properties text:space-before="10.2cm" text:min-label-width="0.6cm"/>
        <style:text-properties fo:font-family="'DejaVu Sans'" style:font-style-name="Book" style:font-family-generic="swiss" fo:color="#666666" fo:font-size="44%"/>
      </text:list-level-style-bullet>
      <text:list-level-style-bullet text:level="10" text:bullet-char="●">
        <style:list-level-properties text:space-before="11.4cm" text:min-label-width="0.6cm"/>
        <style:text-properties fo:font-family="'DejaVu Sans'" style:font-style-name="Book" style:font-family-generic="swiss" fo:color="#666666" fo:font-size="44%"/>
      </text:list-level-style-bullet>
    </text:list-style>
  </office:automatic-styles>
  <office:body>
    <office:presentation>
      <draw:page draw:name="page1" draw:style-name="dp1" draw:master-page-name="Výchozí" presentation:presentation-page-layout-name="AL1T0">
        <office:forms form:automatic-focus="false" form:apply-design-mode="false"/>
        <draw:custom-shape draw:style-name="gr1" draw:text-style-name="P1" draw:layer="layout" svg:width="28cm" svg:height="16.6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text-style-name="P3" draw:layer="layout" svg:width="23.799cm" svg:height="1.933cm" svg:x="2.2cm" svg:y="17.667cm">
          <draw:text-box>
            <text:p text:style-name="P2"><text:span text:style-name="T1">GAL 2014</text:span></text:p>
          </draw:text-box>
        </draw:frame>
        <draw:frame presentation:style-name="pr2" draw:text-style-name="P5" draw:layer="layout" svg:width="25.199cm" svg:height="5.378cm" svg:x="1.401cm" svg:y="7.811cm">
          <draw:text-box>
            <text:p text:style-name="P4"><text:span text:style-name="T2">Paralelizace </text:span></text:p>
            <text:p text:style-name="P4"><text:span text:style-name="T2">Egerváryho algoritmu</text:span></text:p>
            <text:p text:style-name="P4"><text:span text:style-name="T3"/></text:p>
          </draw:text-box>
        </draw:frame>
        <draw:frame presentation:style-name="pr3" draw:text-style-name="P7" draw:layer="layout" svg:width="24.399cm" svg:height="4.4cm" svg:x="1.401cm" svg:y="16.6cm">
          <draw:text-box>
            <text:p text:style-name="P6"><text:span text:style-name="T4">Vendula Poncová</text:span></text:p>
            <text:p text:style-name="P6"><text:span text:style-name="T4">Alena Chernikava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Výchozí" presentation:presentation-page-layout-name="AL2T1">
        <office:forms form:automatic-focus="false" form:apply-design-mode="false"/>
        <draw:custom-shape draw:style-name="gr3" draw:text-style-name="P1" draw:layer="layout" svg:width="29.6cm" svg:height="3.6cm" svg:x="-0.4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8" draw:layer="layout" svg:width="25.199cm" svg:height="3.506cm" svg:x="1.4cm" svg:y="0.837cm" presentation:class="title">
          <draw:text-box>
            <text:p text:style-name="P4"><text:span text:style-name="T5">Egerváryho algoritmus</text:span></text:p>
          </draw:text-box>
        </draw:frame>
        <draw:frame presentation:style-name="pr6" draw:text-style-name="P4" draw:layer="layout" svg:width="25.199cm" svg:height="12.178cm" svg:x="1.4cm" svg:y="4.914cm" presentation:class="outline">
          <draw:text-box>
            <text:list text:style-name="L2">
              <text:list-header>
                <text:p text:style-name="P4"><text:span text:style-name="T6">= algoritmus pro nalezení maximálního párování v neorientovaných bipartitních grafech</text:span></text:p>
                <text:p text:style-name="P4"><text:span text:style-name="T6"/></text:p>
                <text:p text:style-name="P4"><text:span text:style-name="T6"/></text:p>
              </text:list-header>
            </text:list>
          </draw:text-box>
        </draw:frame>
        <draw:frame draw:style-name="gr4" draw:text-style-name="P9" draw:layer="layout" svg:width="6.6cm" svg:height="0.806cm" svg:x="22.8cm" svg:y="19.194cm">
          <draw:text-box>
            <text:p text:style-name="P1"><text:span text:style-name="T7"><text:page-number>&lt;číslo&gt;</text:page-number></text:span><text:span text:style-name="T7">/</text:span><text:span text:style-name="T7"><text:page-count>13</text:page-count></text:span></text:p>
          </draw:text-box>
        </draw:frame>
        <draw:frame draw:style-name="gr5" draw:text-style-name="P1" draw:layer="layout" svg:width="14.922cm" svg:height="5.326cm" svg:x="6.539cm" svg:y="9.837cm">
          <draw:image xlink:href="Pictures/20000002000001A700000097234C3D12.eps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Výchozí" presentation:presentation-page-layout-name="AL2T1">
        <office:forms form:automatic-focus="false" form:apply-design-mode="false"/>
        <draw:custom-shape draw:style-name="gr6" draw:text-style-name="P1" draw:layer="layout" svg:width="29.6cm" svg:height="3.6cm" svg:x="-0.4cm" svg:y="0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8" draw:layer="layout" svg:width="25.199cm" svg:height="3.506cm" svg:x="1.4cm" svg:y="0.837cm" presentation:class="title">
          <draw:text-box>
            <text:p text:style-name="P4"><text:span text:style-name="T5">nalezení M-rozšiřující cesty</text:span></text:p>
          </draw:text-box>
        </draw:frame>
        <draw:frame draw:style-name="gr7" draw:text-style-name="P1" draw:layer="layout" svg:width="14.967cm" svg:height="12.178cm" svg:x="6.515cm" svg:y="4.914cm" presentation:class="graphic" presentation:user-transformed="true">
          <draw:image xlink:href="Pictures/20000002000001E300000189FC41B0B5.eps" xlink:type="simple" xlink:show="embed" xlink:actuate="onLoad">
            <text:p/>
          </draw:image>
        </draw:frame>
        <draw:frame draw:style-name="gr4" draw:text-style-name="P9" draw:layer="layout" svg:width="6.6cm" svg:height="0.806cm" svg:x="22.8cm" svg:y="19.194cm">
          <draw:text-box>
            <text:p text:style-name="P1"><text:span text:style-name="T7"><text:page-number>&lt;číslo&gt;</text:page-number></text:span><text:span text:style-name="T7">/</text:span><text:span text:style-name="T7"><text:page-count>13</text:page-count>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Výchozí" presentation:presentation-page-layout-name="AL2T1">
        <office:forms form:automatic-focus="false" form:apply-design-mode="false"/>
        <draw:custom-shape draw:style-name="gr8" draw:text-style-name="P1" draw:layer="layout" svg:width="29.6cm" svg:height="3.6cm" svg:x="-0.4cm" svg:y="0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8" draw:layer="layout" svg:width="25.199cm" svg:height="3.506cm" svg:x="1.4cm" svg:y="0.837cm" presentation:class="title">
          <draw:text-box>
            <text:p text:style-name="P4"><text:span text:style-name="T5">sekvenční varianta</text:span></text:p>
          </draw:text-box>
        </draw:frame>
        <draw:frame draw:style-name="gr7" draw:text-style-name="P1" draw:layer="layout" svg:width="16.883cm" svg:height="13.739cm" svg:x="5.559cm" svg:y="4.914cm" presentation:class="graphic" presentation:user-transformed="true">
          <draw:image xlink:href="Pictures/20000002000001DE0000018565EDCBB8.eps" xlink:type="simple" xlink:show="embed" xlink:actuate="onLoad">
            <text:p/>
          </draw:image>
        </draw:frame>
        <draw:frame draw:style-name="gr4" draw:text-style-name="P9" draw:layer="layout" svg:width="6.6cm" svg:height="0.806cm" svg:x="22.8cm" svg:y="19.194cm">
          <draw:text-box>
            <text:p text:style-name="P1"><text:span text:style-name="T7"><text:page-number>&lt;číslo&gt;</text:page-number></text:span><text:span text:style-name="T7">/</text:span><text:span text:style-name="T7"><text:page-count>13</text:page-count>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Výchozí" presentation:presentation-page-layout-name="AL2T1">
        <office:forms form:automatic-focus="false" form:apply-design-mode="false"/>
        <draw:custom-shape draw:style-name="gr6" draw:text-style-name="P1" draw:layer="layout" svg:width="29.6cm" svg:height="3.6cm" svg:x="-0.4cm" svg:y="0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8" draw:layer="layout" svg:width="25.199cm" svg:height="3.506cm" svg:x="1.4cm" svg:y="0.837cm" presentation:class="title">
          <draw:text-box>
            <text:p text:style-name="P4"><text:span text:style-name="T5">experiment s počtem vrcholů</text:span></text:p>
          </draw:text-box>
        </draw:frame>
        <draw:frame draw:style-name="gr7" draw:text-style-name="P1" draw:layer="layout" svg:width="18.976cm" svg:height="12.178cm" svg:x="5.511cm" svg:y="4.914cm" presentation:class="graphic" presentation:user-transformed="true">
          <draw:image xlink:href="Pictures/20000002000001C700000124AF91737A.eps" xlink:type="simple" xlink:show="embed" xlink:actuate="onLoad">
            <text:p/>
          </draw:image>
        </draw:frame>
        <draw:frame draw:style-name="gr4" draw:text-style-name="P9" draw:layer="layout" svg:width="6.6cm" svg:height="0.806cm" svg:x="22.8cm" svg:y="19.194cm">
          <draw:text-box>
            <text:p text:style-name="P1"><text:span text:style-name="T7"><text:page-number>&lt;číslo&gt;</text:page-number></text:span><text:span text:style-name="T7">/</text:span><text:span text:style-name="T7"><text:page-count>13</text:page-count></text:span></text:p>
          </draw:text-box>
        </draw:frame>
        <draw:frame draw:style-name="gr9" draw:layer="layout" svg:width="4.27cm" svg:height="0.962cm" svg:x="12.265cm" svg:y="17.719cm">
          <draw:text-box>
            <text:p>počet vrcholů</text:p>
          </draw:text-box>
        </draw:frame>
        <draw:frame draw:style-name="gr9" draw:layer="layout" svg:width="2.339cm" svg:height="0.962cm" svg:x="3.2cm" svg:y="10.019cm">
          <draw:text-box>
            <text:p>čas [s]</text:p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Výchozí" presentation:presentation-page-layout-name="AL2T1">
        <office:forms form:automatic-focus="false" form:apply-design-mode="false"/>
        <draw:custom-shape draw:style-name="gr3" draw:text-style-name="P1" draw:layer="layout" svg:width="29.6cm" svg:height="3.6cm" svg:x="-0.4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8" draw:layer="layout" svg:width="25.199cm" svg:height="3.506cm" svg:x="1.4cm" svg:y="0.837cm" presentation:class="title">
          <draw:text-box>
            <text:p text:style-name="P4"><text:span text:style-name="T5">paralelní varianta</text:span></text:p>
          </draw:text-box>
        </draw:frame>
        <draw:frame presentation:style-name="pr6" draw:text-style-name="P4" draw:layer="layout" svg:width="25.199cm" svg:height="12.178cm" svg:x="1.4cm" svg:y="4.914cm" presentation:class="outline">
          <draw:text-box>
            <text:list text:style-name="L2">
              <text:list-item>
                <text:p text:style-name="P4"><text:span text:style-name="T6">vlastní řešení</text:span></text:p>
              </text:list-item>
              <text:list-item>
                <text:p text:style-name="P4"><text:span text:style-name="T6">souběžné vytváření stromů v grafu pomocí vláken</text:span></text:p>
                <text:p text:style-name="P4"><text:span text:style-name="T6"/></text:p>
                <text:p text:style-name="P4"><text:span text:style-name="T8">Problémy</text:span></text:p>
              </text:list-item>
              <text:list-item>
                <text:p text:style-name="P4"><text:span text:style-name="T6">datové struktury</text:span></text:p>
              </text:list-item>
              <text:list-item>
                <text:p text:style-name="P4"><text:span text:style-name="T6">sychronizace</text:span></text:p>
              </text:list-item>
              <text:list-item>
                <text:p text:style-name="P4"><text:span text:style-name="T6">konflikty mezi procesy</text:span></text:p>
              </text:list-item>
            </text:list>
          </draw:text-box>
        </draw:frame>
        <draw:frame draw:style-name="gr4" draw:text-style-name="P9" draw:layer="layout" svg:width="6.6cm" svg:height="0.806cm" svg:x="22.8cm" svg:y="19.194cm">
          <draw:text-box>
            <text:p text:style-name="P1"><text:span text:style-name="T7"><text:page-number>&lt;číslo&gt;</text:page-number></text:span><text:span text:style-name="T7">/</text:span><text:span text:style-name="T7"><text:page-count>13</text:page-count>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Výchozí" presentation:presentation-page-layout-name="AL2T1">
        <office:forms form:automatic-focus="false" form:apply-design-mode="false"/>
        <draw:custom-shape draw:style-name="gr6" draw:text-style-name="P1" draw:layer="layout" svg:width="29.6cm" svg:height="3.6cm" svg:x="-0.4cm" svg:y="0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8" draw:layer="layout" svg:width="25.199cm" svg:height="3.506cm" svg:x="1.4cm" svg:y="0.837cm" presentation:class="title">
          <draw:text-box>
            <text:p text:style-name="P4"><text:span text:style-name="T5">R-R a B-B konflikty</text:span></text:p>
          </draw:text-box>
        </draw:frame>
        <draw:frame draw:style-name="gr7" draw:text-style-name="P1" draw:layer="layout" svg:width="25.199cm" svg:height="9.856cm" svg:x="1.399cm" svg:y="6.075cm" presentation:class="graphic" presentation:user-transformed="true">
          <draw:image xlink:href="Pictures/20000002000002ED000001256A5C6A2E.eps" xlink:type="simple" xlink:show="embed" xlink:actuate="onLoad">
            <text:p/>
          </draw:image>
        </draw:frame>
        <draw:frame draw:style-name="gr4" draw:text-style-name="P9" draw:layer="layout" svg:width="6.6cm" svg:height="0.806cm" svg:x="22.8cm" svg:y="19.194cm">
          <draw:text-box>
            <text:p text:style-name="P1"><text:span text:style-name="T7"><text:page-number>&lt;číslo&gt;</text:page-number></text:span><text:span text:style-name="T7">/</text:span><text:span text:style-name="T7"><text:page-count>13</text:page-count>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Výchozí" presentation:presentation-page-layout-name="AL2T1">
        <office:forms form:automatic-focus="false" form:apply-design-mode="false"/>
        <draw:custom-shape draw:style-name="gr6" draw:text-style-name="P1" draw:layer="layout" svg:width="29.6cm" svg:height="3.6cm" svg:x="-0.4cm" svg:y="0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8" draw:layer="layout" svg:width="25.199cm" svg:height="3.506cm" svg:x="1.4cm" svg:y="0.837cm" presentation:class="title">
          <draw:text-box>
            <text:p text:style-name="P4"><text:span text:style-name="T5">R-B a B-R konflikty</text:span></text:p>
          </draw:text-box>
        </draw:frame>
        <draw:frame draw:style-name="gr7" draw:text-style-name="P1" draw:layer="layout" svg:width="25.199cm" svg:height="7.569cm" svg:x="1.399cm" svg:y="7.218cm" presentation:class="graphic" presentation:user-transformed="true">
          <draw:image xlink:href="Pictures/20000002000002ED000000E1DCE2167A.eps" xlink:type="simple" xlink:show="embed" xlink:actuate="onLoad">
            <text:p/>
          </draw:image>
        </draw:frame>
        <draw:frame draw:style-name="gr4" draw:text-style-name="P9" draw:layer="layout" svg:width="6.6cm" svg:height="0.806cm" svg:x="22.8cm" svg:y="19.194cm">
          <draw:text-box>
            <text:p text:style-name="P1"><text:span text:style-name="T7"><text:page-number>&lt;číslo&gt;</text:page-number></text:span><text:span text:style-name="T7">/</text:span><text:span text:style-name="T7"><text:page-count>13</text:page-count>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Výchozí" presentation:presentation-page-layout-name="AL2T1">
        <office:forms form:automatic-focus="false" form:apply-design-mode="false"/>
        <draw:custom-shape draw:style-name="gr10" draw:text-style-name="P1" draw:layer="Rozvržení" svg:width="29.6cm" svg:height="3.6cm" svg:x="-0.4cm" svg:y="0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8" draw:layer="layout" svg:width="25.199cm" svg:height="3.506cm" svg:x="1.4cm" svg:y="0.837cm" presentation:class="title">
          <draw:text-box>
            <text:p text:style-name="P4"><text:span text:style-name="T5">experiment s počtem vrcholů</text:span></text:p>
          </draw:text-box>
        </draw:frame>
        <draw:frame draw:style-name="gr7" draw:text-style-name="P1" draw:layer="layout" svg:width="17.441cm" svg:height="12.178cm" svg:x="6.278cm" svg:y="4.914cm" presentation:class="graphic" presentation:user-transformed="true">
          <draw:image xlink:href="Pictures/20000002000001C60000013DE98045FC.eps" xlink:type="simple" xlink:show="embed" xlink:actuate="onLoad">
            <text:p/>
          </draw:image>
        </draw:frame>
        <draw:frame draw:style-name="gr4" draw:text-style-name="P9" draw:layer="layout" svg:width="6.6cm" svg:height="0.806cm" svg:x="22.8cm" svg:y="19.194cm">
          <draw:text-box>
            <text:p text:style-name="P11"><text:span text:style-name="T7"><text:page-number>&lt;číslo&gt;</text:page-number></text:span><text:span text:style-name="T7">/</text:span><text:span text:style-name="T7"><text:page-count>13</text:page-count></text:span></text:p>
          </draw:text-box>
        </draw:frame>
        <draw:frame draw:style-name="gr9" draw:text-style-name="P12" draw:layer="layout" svg:width="2.339cm" svg:height="0.962cm" svg:x="3.501cm" svg:y="10.219cm">
          <draw:text-box>
            <text:p text:style-name="P12">čas [s]</text:p>
          </draw:text-box>
        </draw:frame>
        <draw:frame draw:style-name="gr9" draw:text-style-name="P12" draw:layer="layout" svg:width="4.27cm" svg:height="0.962cm" svg:x="10.965cm" svg:y="17.619cm">
          <draw:text-box>
            <text:p text:style-name="P12">počet vrcholů</text:p>
          </draw:text-box>
        </draw:frame>
        <draw:frame draw:style-name="gr9" draw:text-style-name="P13" draw:layer="layout" svg:width="3.398cm" svg:height="1.916cm" svg:x="20.89cm" svg:y="5.439cm">
          <draw:text-box>
            <text:p text:style-name="P13"><text:span text:style-name="T9">15 vláken</text:span></text:p>
            <text:p text:style-name="P13"><text:span text:style-name="T9">10 procesorů</text:span></text:p>
            <text:p text:style-name="P13"><text:span text:style-name="T9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9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Výchozí" presentation:presentation-page-layout-name="AL2T1">
        <office:forms form:automatic-focus="false" form:apply-design-mode="false"/>
        <draw:custom-shape draw:style-name="gr6" draw:text-style-name="P1" draw:layer="layout" svg:width="29.6cm" svg:height="3.6cm" svg:x="-0.4cm" svg:y="0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8" draw:layer="layout" svg:width="25.199cm" svg:height="3.506cm" svg:x="1.4cm" svg:y="0.837cm" presentation:class="title">
          <draw:text-box>
            <text:p text:style-name="P4"><text:span text:style-name="T5">experiment s počtem procesorů</text:span></text:p>
          </draw:text-box>
        </draw:frame>
        <draw:frame draw:style-name="gr7" draw:text-style-name="P1" draw:layer="layout" svg:width="21.645cm" svg:height="12.178cm" svg:x="3.676cm" svg:y="4.914cm" presentation:class="graphic" presentation:user-transformed="true">
          <draw:image xlink:href="Pictures/20000002000001C700000100F282AEA6.eps" xlink:type="simple" xlink:show="embed" xlink:actuate="onLoad">
            <text:p/>
          </draw:image>
        </draw:frame>
        <draw:frame draw:style-name="gr4" draw:text-style-name="P9" draw:layer="layout" svg:width="6.6cm" svg:height="0.806cm" svg:x="22.8cm" svg:y="19.194cm">
          <draw:text-box>
            <text:p text:style-name="P1"><text:span text:style-name="T7"><text:page-number>&lt;číslo&gt;</text:page-number></text:span><text:span text:style-name="T7">/</text:span><text:span text:style-name="T7"><text:page-count>13</text:page-count></text:span></text:p>
          </draw:text-box>
        </draw:frame>
        <draw:frame draw:style-name="gr9" draw:layer="layout" svg:width="2.339cm" svg:height="0.962cm" svg:x="1.301cm" svg:y="10.019cm">
          <draw:text-box>
            <text:p>čas [s]</text:p>
          </draw:text-box>
        </draw:frame>
        <draw:frame draw:style-name="gr9" draw:layer="layout" svg:width="5.044cm" svg:height="0.962cm" svg:x="11.065cm" svg:y="17.719cm">
          <draw:text-box>
            <text:p>počet procesorů</text:p>
          </draw:text-box>
        </draw:frame>
        <draw:frame draw:style-name="gr9" draw:text-style-name="P13" draw:layer="layout" svg:width="2.653cm" svg:height="1.916cm" svg:x="22.589cm" svg:y="5.438cm">
          <draw:text-box>
            <text:p text:style-name="P13"><text:span text:style-name="T9">10 vláken</text:span></text:p>
            <text:p text:style-name="P13"><text:span text:style-name="T9">2000 uzlů</text:span></text:p>
            <text:p text:style-name="P13"><text:span text:style-name="T9"/></text:p>
          </draw:text-box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Výchozí" presentation:presentation-page-layout-name="AL2T1">
        <office:forms form:automatic-focus="false" form:apply-design-mode="false"/>
        <draw:custom-shape draw:style-name="gr6" draw:text-style-name="P1" draw:layer="layout" svg:width="29.6cm" svg:height="3.6cm" svg:x="-0.4cm" svg:y="0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8" draw:layer="layout" svg:width="25.199cm" svg:height="3.506cm" svg:x="1.4cm" svg:y="0.837cm" presentation:class="title">
          <draw:text-box>
            <text:p text:style-name="P4"><text:span text:style-name="T5">experiment s </text:span><text:span text:style-name="T10">počtem</text:span><text:span text:style-name="T5"> </text:span><text:span text:style-name="T10">vláken</text:span></text:p>
          </draw:text-box>
        </draw:frame>
        <draw:frame draw:style-name="gr7" draw:text-style-name="P1" draw:layer="layout" svg:width="21.645cm" svg:height="12.178cm" svg:x="4.476cm" svg:y="4.914cm" presentation:class="graphic" presentation:user-transformed="true">
          <draw:image xlink:href="Pictures/20000002000001C700000100BDA85F60.eps" xlink:type="simple" xlink:show="embed" xlink:actuate="onLoad">
            <text:p/>
          </draw:image>
        </draw:frame>
        <draw:frame draw:style-name="gr4" draw:text-style-name="P9" draw:layer="layout" svg:width="6.6cm" svg:height="0.806cm" svg:x="22.8cm" svg:y="19.194cm">
          <draw:text-box>
            <text:p text:style-name="P1"><text:span text:style-name="T7"><text:page-number>&lt;číslo&gt;</text:page-number></text:span><text:span text:style-name="T7">/</text:span><text:span text:style-name="T7"><text:page-count>13</text:page-count></text:span></text:p>
          </draw:text-box>
        </draw:frame>
        <draw:frame draw:style-name="gr9" draw:layer="layout" svg:width="2.339cm" svg:height="0.962cm" svg:x="2.201cm" svg:y="10.019cm">
          <draw:text-box>
            <text:p>čas [s]</text:p>
          </draw:text-box>
        </draw:frame>
        <draw:frame draw:style-name="gr9" draw:layer="layout" svg:width="4.058cm" svg:height="0.962cm" svg:x="11.365cm" svg:y="17.719cm">
          <draw:text-box>
            <text:p>počet vláken</text:p>
          </draw:text-box>
        </draw:frame>
        <draw:frame draw:style-name="gr9" draw:text-style-name="P13" draw:layer="layout" svg:width="3.398cm" svg:height="1.916cm" svg:x="23.19cm" svg:y="5.439cm">
          <draw:text-box>
            <text:p text:style-name="P13"><text:span text:style-name="T9">10 procesorů</text:span></text:p>
            <text:p text:style-name="P13"><text:span text:style-name="T9">2000 uzlů</text:span></text:p>
            <text:p text:style-name="P13"><text:span text:style-name="T9"/></text:p>
          </draw:text-box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Výchozí" presentation:presentation-page-layout-name="AL2T1">
        <office:forms form:automatic-focus="false" form:apply-design-mode="false"/>
        <draw:custom-shape draw:style-name="gr6" draw:text-style-name="P1" draw:layer="layout" svg:width="29.6cm" svg:height="3.6cm" svg:x="-0.4cm" svg:y="0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8" draw:layer="layout" svg:width="25.199cm" svg:height="3.506cm" svg:x="1.4cm" svg:y="0.837cm" presentation:class="title">
          <draw:text-box>
            <text:p text:style-name="P4"><text:span text:style-name="T5">experiment s jedním procesorem</text:span></text:p>
          </draw:text-box>
        </draw:frame>
        <draw:frame draw:style-name="gr11" draw:text-style-name="P14" draw:layer="layout" svg:width="22.924cm" svg:height="13.886cm" svg:x="3.078cm" svg:y="4.714cm" presentation:class="graphic" presentation:user-transformed="true">
          <draw:image xlink:href="Pictures/20000002000001C600000113A6269ADF.eps" xlink:type="simple" xlink:show="embed" xlink:actuate="onLoad">
            <text:p/>
          </draw:image>
        </draw:frame>
        <draw:frame draw:style-name="gr4" draw:text-style-name="P9" draw:layer="layout" svg:width="6.6cm" svg:height="0.806cm" svg:x="22.8cm" svg:y="19.194cm">
          <draw:text-box>
            <text:p text:style-name="P1"><text:span text:style-name="T7"><text:page-number>&lt;číslo&gt;</text:page-number></text:span><text:span text:style-name="T7">/</text:span><text:span text:style-name="T7"><text:page-count>13</text:page-count></text:span></text:p>
          </draw:text-box>
        </draw:frame>
        <draw:frame draw:style-name="gr9" draw:layer="layout" svg:width="2.339cm" svg:height="0.962cm" svg:x="0.801cm" svg:y="10.919cm">
          <draw:text-box>
            <text:p>čas [s]</text:p>
          </draw:text-box>
        </draw:frame>
        <draw:frame draw:style-name="gr9" draw:layer="layout" svg:width="4.058cm" svg:height="0.962cm" svg:x="10.665cm" svg:y="18.619cm">
          <draw:text-box>
            <text:p>počet vláken</text:p>
          </draw:text-box>
        </draw:frame>
        <draw:frame draw:style-name="gr9" draw:text-style-name="P13" draw:layer="layout" svg:width="2.847cm" svg:height="1.916cm" svg:x="21.69cm" svg:y="5.439cm">
          <draw:text-box>
            <text:p text:style-name="P13"><text:span text:style-name="T9">1 procesor</text:span></text:p>
            <text:p text:style-name="P13"><text:span text:style-name="T9">2000 uzlů</text:span></text:p>
            <text:p text:style-name="P13"><text:span text:style-name="T9"/></text:p>
          </draw:text-box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Výchozí" presentation:presentation-page-layout-name="AL2T1">
        <office:forms form:automatic-focus="false" form:apply-design-mode="false"/>
        <draw:custom-shape draw:style-name="gr3" draw:text-style-name="P1" draw:layer="layout" svg:width="29.6cm" svg:height="3.6cm" svg:x="-0.4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8" draw:layer="layout" svg:width="25.199cm" svg:height="3.506cm" svg:x="1.4cm" svg:y="0.837cm" presentation:class="title">
          <draw:text-box>
            <text:p text:style-name="P4"><text:span text:style-name="T5">shrnutí</text:span></text:p>
          </draw:text-box>
        </draw:frame>
        <draw:frame presentation:style-name="pr6" draw:text-style-name="P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 text:style-name="P4"><text:span text:style-name="T6">problém maximálního párování</text:span></text:p>
                <text:p text:style-name="P4"><text:span text:style-name="T6"/></text:p>
              </text:list-item>
              <text:list-item>
                <text:p text:style-name="P4"><text:span text:style-name="T6">paralelní varianta je rychlejší než sekvenční</text:span></text:p>
                <text:list>
                  <text:list-item>
                    <text:p text:style-name="P4"><text:span text:style-name="T6">pro velké grafy</text:span></text:p>
                  </text:list-item>
                  <text:list-item>
                    <text:p text:style-name="P4"><text:span text:style-name="T6">pro více vláken na vícejádrových procesorech</text:span></text:p>
                  </text:list-item>
                  <text:list-item>
                    <text:p text:style-name="P4"><text:span text:style-name="T6">pro mnoho vláken na jednojádrovém procesoru</text:span></text:p>
                    <text:p text:style-name="P4"><text:span text:style-name="T6"/></text:p>
                  </text:list-item>
                </text:list>
              </text:list-item>
              <text:list-item>
                <text:p text:style-name="P4"><text:span text:style-name="T6">chování pro mnoho vláken na mnoha procesorech?</text:span></text:p>
              </text:list-item>
            </text:list>
          </draw:text-box>
        </draw:frame>
        <draw:frame draw:style-name="gr4" draw:text-style-name="P9" draw:layer="layout" svg:width="6.6cm" svg:height="0.806cm" svg:x="22.8cm" svg:y="19.194cm">
          <draw:text-box>
            <text:p text:style-name="P1"><text:span text:style-name="T7"><text:page-number>&lt;číslo&gt;</text:page-number></text:span><text:span text:style-name="T7">/</text:span><text:span text:style-name="T7"><text:page-count>13</text:page-count>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2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Deep_20_Blue" draw:display-name="Deep Blue" draw:style="linear" draw:start-color="#204a87" draw:end-color="#729fcf" draw:start-intensity="100%" draw:end-intensity="100%" draw:angle="150" draw:border="0%"/>
    <draw:gradient draw:name="Grison" draw:style="linear" draw:start-color="#4c4c4c" draw:end-color="#b3b3b3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kt_20_bez_20_výplně_20_a_20_obrysu" style:display-name="Objekt bez výplně a obrysu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lgorithm" style:family="graphic">
      <style:graphic-properties draw:stroke="none" svg:stroke-color="#000000" draw:fill="none" draw:fill-color="#ffffff" draw:auto-grow-height="true" draw:auto-grow-width="false" fo:max-height="0cm" fo:min-height="15.15cm">
        <text:list-style style:name="Algorithm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1c1c1c" style:text-outline="false" style:text-line-through-style="none" style:text-line-through-type="none" style:text-position="0% 100%" style:font-name="Liberation Mono2" fo:font-family="'Liberation Mono'" style:font-family-generic="modern" style:font-pitch="fixed" fo:font-size="18pt" fo:letter-spacing="normal" fo:language="cs" fo:country="CZ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family-asian="'Droid Sans Fallback'" style:font-family-generic-asian="system" style:font-pitch-asian="variable" style:font-size-asian="18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Arrow" style:family="graphic" style:parent-style-name="objectwithoutfill">
      <style:graphic-properties svg:stroke-width="0.106cm" svg:stroke-color="#3465a4" draw:marker-start-width="0.358cm" draw:marker-end="Arrow" draw:marker-end-width="0.358cm" draw:fill="none" draw:textarea-vertical-align="middle" fo:padding-top="0.177cm" fo:padding-bottom="0.177cm" fo:padding-left="0.302cm" fo:padding-right="0.302cm"/>
      <style:paragraph-properties fo:text-align="center"/>
    </style:style>
    <style:style style:name="ArrowGray" style:family="graphic" style:parent-style-name="Arrow">
      <style:graphic-properties svg:stroke-width="0.212cm" svg:stroke-color="#999999" draw:marker-start-width="0.517cm" draw:marker-end-width="0.517cm" fo:padding-top="0.23cm" fo:padding-bottom="0.23cm" fo:padding-left="0.355cm" fo:padding-right="0.355cm"/>
    </style:style>
    <style:style style:name="Statement" style:family="graphic" style:parent-style-name="Algorithm">
      <style:graphic-properties fo:min-height="14.35cm">
        <text:list-style style:name="Statemen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579d1c" style:text-outline="false" style:text-line-through-style="none" style:text-line-through-type="none" style:text-position="0% 100%" style:font-name="Liberation Mono2" fo:font-family="'Liberation Mono'" style:font-family-generic="modern" style:font-pitch="fixed" fo:font-size="20pt" fo:letter-spacing="normal" fo:language="cs" fo:country="CZ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family-asian="'Droid Sans Fallback'" style:font-family-generic-asian="system" style:font-pitch-asian="variable" style:font-size-asian="20pt" style:language-asian="zh" style:country-asian="CN" style:font-style-asian="normal" style:font-weight-asian="bold" style:font-name-complex="FreeSans" style:font-family-complex="FreeSans" style:font-family-generic-complex="system" style:font-pitch-complex="variable" style:font-size-complex="20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ondition" style:family="graphic" style:parent-style-name="Algorithm">
      <style:graphic-properties fo:min-height="14.35cm">
        <text:list-style style:name="Condition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c5000b" style:text-outline="false" style:text-line-through-style="none" style:text-line-through-type="none" style:text-position="0% 100%" style:font-name="Liberation Mono2" fo:font-family="'Liberation Mono'" style:font-family-generic="modern" style:font-pitch="fixed" fo:font-size="20pt" fo:letter-spacing="normal" fo:language="cs" fo:country="CZ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family-asian="'Droid Sans Fallback'" style:font-family-generic-asian="system" style:font-pitch-asian="variable" style:font-size-asian="20pt" style:language-asian="zh" style:country-asian="CN" style:font-style-asian="normal" style:font-weight-asian="bold" style:font-name-complex="FreeSans" style:font-family-complex="FreeSans" style:font-family-generic-complex="system" style:font-pitch-complex="variable" style:font-size-complex="20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ArrowSmall" style:family="graphic" style:parent-style-name="objectwithoutfill">
      <style:graphic-properties draw:stroke="dash" draw:stroke-dash="Fine_20_Dashed" svg:stroke-width="0.053cm" svg:stroke-color="#999999" draw:marker-start-width="0.279cm" draw:marker-start-center="false" draw:marker-end="Arrow" draw:marker-end-width="0.279cm" draw:marker-end-center="false" svg:stroke-opacity="100%" draw:stroke-linejoin="round" svg:stroke-linecap="but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1cm" fo:padding-bottom="0.151cm" fo:padding-left="0.276cm" fo:padding-right="0.27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ArrowSmall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cs" fo:country="CZ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family-asian="'Droid Sans Fallback'" style:font-family-generic-asian="system" style:font-pitch-asian="variable" style:font-size-asian="18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Výchozí-background" style:family="presentation">
      <style:graphic-properties draw:stroke="none" draw:fill="none"/>
      <style:text-properties style:letter-kerning="true"/>
    </style:style>
    <style:style style:name="Výchoz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ýchoz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ýchozí-outline1" style:family="presentation">
      <style:graphic-properties draw:stroke="none" draw:fill="none" draw:fill-image-width="0cm" draw:fill-image-height="0cm" draw:auto-grow-height="false" draw:fit-to-size="false" fo:wrap-option="wrap">
        <text:list-style style:name="Výchozí-outline1">
          <text:list-level-style-bullet text:level="1" text:bullet-char="●">
            <style:list-level-properties text:space-before="0.3cm" text:min-label-width="0.9cm"/>
            <style:text-properties fo:font-family="'DejaVu Sans'" style:font-style-name="Book" style:font-family-generic="swiss" fo:color="#666666" fo:font-size="44%"/>
          </text:list-level-style-bullet>
          <text:list-level-style-bullet text:level="2" text:bullet-char="●">
            <style:list-level-properties text:space-before="1.5cm" text:min-label-width="0.9cm"/>
            <style:text-properties fo:font-family="'DejaVu Sans'" style:font-style-name="Book" style:font-family-generic="swiss" fo:color="#666666" fo:font-size="44%"/>
          </text:list-level-style-bullet>
          <text:list-level-style-bullet text:level="3" text:bullet-char="●">
            <style:list-level-properties text:space-before="2.8cm" text:min-label-width="0.8cm"/>
            <style:text-properties fo:font-family="'DejaVu Sans'" style:font-style-name="Book" style:font-family-generic="swiss" fo:color="#666666" fo:font-size="44%"/>
          </text:list-level-style-bullet>
          <text:list-level-style-bullet text:level="4" text:bullet-char="●">
            <style:list-level-properties text:space-before="4.2cm" text:min-label-width="0.6cm"/>
            <style:text-properties fo:font-family="'DejaVu Sans'" style:font-style-name="Book" style:font-family-generic="swiss" fo:color="#666666" fo:font-size="44%"/>
          </text:list-level-style-bullet>
          <text:list-level-style-bullet text:level="5" text:bullet-char="●">
            <style:list-level-properties text:space-before="5.4cm" text:min-label-width="0.6cm"/>
            <style:text-properties fo:font-family="'DejaVu Sans'" style:font-style-name="Book" style:font-family-generic="swiss" fo:color="#666666" fo:font-size="44%"/>
          </text:list-level-style-bullet>
          <text:list-level-style-bullet text:level="6" text:bullet-char="●">
            <style:list-level-properties text:space-before="6.6cm" text:min-label-width="0.6cm"/>
            <style:text-properties fo:font-family="'DejaVu Sans'" style:font-style-name="Book" style:font-family-generic="swiss" fo:color="#666666" fo:font-size="44%"/>
          </text:list-level-style-bullet>
          <text:list-level-style-bullet text:level="7" text:bullet-char="●">
            <style:list-level-properties text:space-before="7.8cm" text:min-label-width="0.6cm"/>
            <style:text-properties fo:font-family="'DejaVu Sans'" style:font-style-name="Book" style:font-family-generic="swiss" fo:color="#666666" fo:font-size="44%"/>
          </text:list-level-style-bullet>
          <text:list-level-style-bullet text:level="8" text:bullet-char="●">
            <style:list-level-properties text:space-before="9cm" text:min-label-width="0.6cm"/>
            <style:text-properties fo:font-family="'DejaVu Sans'" style:font-style-name="Book" style:font-family-generic="swiss" fo:color="#666666" fo:font-size="44%"/>
          </text:list-level-style-bullet>
          <text:list-level-style-bullet text:level="9" text:bullet-char="●">
            <style:list-level-properties text:space-before="10.2cm" text:min-label-width="0.6cm"/>
            <style:text-properties fo:font-family="'DejaVu Sans'" style:font-style-name="Book" style:font-family-generic="swiss" fo:color="#666666" fo:font-size="44%"/>
          </text:list-level-style-bullet>
          <text:list-level-style-bullet text:level="10" text:bullet-char="●">
            <style:list-level-properties text:space-before="11.4cm" text:min-label-width="0.6cm"/>
            <style:text-properties fo:font-family="'DejaVu Sans'" style:font-style-name="Book" style:font-family-generic="swiss" fo:color="#666666" fo:font-size="44%"/>
          </text:list-level-style-bullet>
        </text:list-style>
      </style:graphic-properties>
      <style:paragraph-properties fo:margin-left="0cm" fo:margin-right="0cm" fo:margin-top="0cm" fo:margin-bottom="0.406cm" fo:text-indent="0cm"/>
      <style:text-properties fo:font-variant="normal" fo:text-transform="none" fo:color="#666666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outline2" style:family="presentation" style:parent-style-name="Výchozí-outline1">
      <style:paragraph-properties fo:margin-top="0cm" fo:margin-bottom="0.4cm"/>
      <style:text-properties fo:font-size="28pt" style:font-size-asian="28pt" style:font-size-complex="28pt"/>
    </style:style>
    <style:style style:name="Výchozí-outline3" style:family="presentation" style:parent-style-name="Výchozí-outline2">
      <style:paragraph-properties fo:margin-top="0cm" fo:margin-bottom="0.3cm"/>
      <style:text-properties fo:font-size="24pt" style:font-size-asian="24pt" style:font-size-complex="24pt"/>
    </style:style>
    <style:style style:name="Výchozí-outline4" style:family="presentation" style:parent-style-name="Výchozí-outline3">
      <style:paragraph-properties fo:margin-top="0cm" fo:margin-bottom="0.2cm"/>
      <style:text-properties fo:font-size="20pt" style:font-size-asian="20pt" style:font-size-complex="20pt"/>
    </style:style>
    <style:style style:name="Výchozí-outline5" style:family="presentation" style:parent-style-name="Výchozí-outline4">
      <style:paragraph-properties fo:margin-top="0cm" fo:margin-bottom="0.1cm"/>
      <style:text-properties fo:font-size="20pt" style:font-size-asian="20pt" style:font-size-complex="20pt"/>
    </style:style>
    <style:style style:name="Výchozí-outline6" style:family="presentation" style:parent-style-name="Výchozí-outline5">
      <style:paragraph-properties fo:margin-top="0cm" fo:margin-bottom="0.1cm"/>
      <style:text-properties fo:font-size="20pt" style:font-size-asian="20pt" style:font-size-complex="20pt"/>
    </style:style>
    <style:style style:name="Výchozí-outline7" style:family="presentation" style:parent-style-name="Výchozí-outline6">
      <style:paragraph-properties fo:margin-top="0cm" fo:margin-bottom="0.1cm"/>
      <style:text-properties fo:font-size="20pt" style:font-size-asian="20pt" style:font-size-complex="20pt"/>
    </style:style>
    <style:style style:name="Výchozí-outline8" style:family="presentation" style:parent-style-name="Výchozí-outline7">
      <style:paragraph-properties fo:margin-top="0cm" fo:margin-bottom="0.1cm"/>
      <style:text-properties fo:font-size="20pt" style:font-size-asian="20pt" style:font-size-complex="20pt"/>
    </style:style>
    <style:style style:name="Výchozí-outline9" style:family="presentation" style:parent-style-name="Výchozí-outline8">
      <style:paragraph-properties fo:margin-top="0cm" fo:margin-bottom="0.1cm"/>
      <style:text-properties fo:font-size="20pt" style:font-size-asian="20pt" style:font-size-complex="20pt"/>
    </style:style>
    <style:style style:name="Výchozí-subtitle" style:family="presentation">
      <style:graphic-properties draw:stroke="none" draw:fill="none" draw:textarea-vertical-align="middle">
        <text:list-style style:name="Výchoz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title" style:family="presentation">
      <style:graphic-properties draw:stroke="none" draw:fill="none" draw:textarea-vertical-align="middle">
        <text:list-style style:name="Výchoz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Výchozí-backgroundobjects">
      <style:graphic-properties draw:stroke="none" draw:fill="none" draw:fill-color="#ffffff" draw:auto-grow-height="false" fo:min-height="1.449cm"/>
    </style:style>
    <style:style style:name="Mpr2" style:family="presentation" style:parent-style-name="Výchozí-backgroundobjects">
      <style:graphic-properties draw:stroke="none" draw:fill="none" draw:fill-color="#ffffff" draw:auto-grow-height="false" fo:min-height="1.485cm"/>
    </style:style>
    <style:style style:name="Mpr3" style:family="presentation" style:parent-style-name="Výchoz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číslo&gt;</text:page-number></text:span></text:p>
        </draw:text-box>
      </draw:frame>
    </style:handout-master>
    <style:master-page style:name="Výchozí" style:page-layout-name="PM1" draw:style-name="Mdp1">
      <office:forms form:automatic-focus="false" form:apply-design-mode="false"/>
      <draw:frame presentation:style-name="Výchozí-title" draw:layer="backgroundobjects" svg:width="25.199cm" svg:height="3.506cm" svg:x="1.4cm" svg:y="0.837cm" presentation:class="title" presentation:placeholder="true">
        <draw:text-box/>
      </draw:frame>
      <draw:frame presentation:style-name="Výchozí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čísl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Výchozí-title" draw:layer="backgroundobjects" svg:width="14.848cm" svg:height="11.135cm" svg:x="3.075cm" svg:y="2.257cm" presentation:class="page"/>
        <draw:frame presentation:style-name="Výchoz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vendy </meta:initial-creator>
    <meta:creation-date>2014-11-30T21:53:59.435266181</meta:creation-date>
    <dc:date>2014-12-15T17:54:10.136996606</dc:date>
    <dc:creator>vendy </dc:creator>
    <meta:editing-duration>PT6H48M41S</meta:editing-duration>
    <meta:editing-cycles>210</meta:editing-cycles>
    <meta:generator>LibreOffice/4.2.7.2$Linux_x86 LibreOffice_project/420m0$Build-2</meta:generator>
    <meta:document-statistic meta:object-count="114"/>
  </office:meta>
</office:document-meta>
</file>